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rsid="0018fc6a" officeooo:paragraph-rsid="0018fc6a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18fc6a" officeooo:paragraph-rsid="0018fc6a" style:font-weight-asian="bold" style:font-name-complex="Arial"/>
    </style:style>
    <style:style style:name="P4" style:family="paragraph" style:parent-style-name="Standard">
      <style:text-properties style:font-name="Arial" fo:font-size="12pt" style:font-size-asian="12pt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8fc6a" officeooo:paragraph-rsid="0018fc6a" style:font-size-asian="12pt" style:font-name-complex="Arial"/>
    </style:style>
    <style:style style:name="T1" style:family="text">
      <style:text-properties officeooo:rsid="001a7d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">Registrarse onlin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1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3">ACT-01(Client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3">RF-2.1 (Registro en página web)</text:p>
          </table:table-cell>
          <table:covered-table-cell/>
          <table:table-cell table:style-name="Tabla1.D4" table:number-columns-spanned="5" office:value-type="string">
            <text:p text:style-name="P1">CU-12(Especificar referido, <text:span text:style-name="T1">punto de extensión</text:span>)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3">El cliente no debe estar registrado anterior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3">El cliente quedará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3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>1</text:p>
          </table:table-cell>
        </table:table-row>
      </table:table>
      <text:p text:style-name="P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>Propósito</text:p>
          </table:table-cell>
        </table:table-row>
        <table:table-row table:style-name="Tabla2.1">
          <table:table-cell table:style-name="Tabla2.A2" office:value-type="string">
            <text:p text:style-name="P6">Un cliente podrá registrarse en la página web para poder realizar trámites más rápidamente.</text:p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Resumen</text:p>
          </table:table-cell>
        </table:table-row>
        <table:table-row table:style-name="Tabla3.1">
          <table:table-cell table:style-name="Tabla3.A2" office:value-type="string">
            <text:p text:style-name="P6">El cliente solicitará registrarse, introducirá sus datos, un nombre de usuario y una contraseña y quedará registrado. También podrá especificar un referido para que ambos puedan obtener descuentos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30T17:52:31.555321169</dc:date>
    <meta:editing-cycles>5</meta:editing-cycles>
    <meta:editing-duration>PT10M7S</meta:editing-duration>
    <meta:generator>LibreOffice/6.2.2.2$Linux_X86_64 LibreOffice_project/5daaa0e719eb4f073b63de04e0910785ad81fe7a</meta:generator>
    <meta:document-statistic meta:table-count="3" meta:image-count="0" meta:object-count="0" meta:page-count="1" meta:paragraph-count="24" meta:word-count="87" meta:character-count="622" meta:non-whitespace-character-count="559"/>
  </office:meta>
</office:document-meta>
</file>